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1d24" officeooo:paragraph-rsid="00011d24"/>
    </style:style>
    <style:style style:name="P2" style:family="paragraph" style:parent-style-name="Standard">
      <style:text-properties officeooo:rsid="000186ec" officeooo:paragraph-rsid="000186ec"/>
    </style:style>
    <style:style style:name="P3" style:family="paragraph" style:parent-style-name="Standard">
      <style:text-properties officeooo:paragraph-rsid="000652f1"/>
    </style:style>
    <style:style style:name="P4" style:family="paragraph" style:parent-style-name="Standard">
      <style:text-properties officeooo:rsid="000a3a4b" officeooo:paragraph-rsid="000a3a4b"/>
    </style:style>
    <style:style style:name="P5" style:family="paragraph" style:parent-style-name="Standard">
      <style:text-properties officeooo:rsid="001073fe" officeooo:paragraph-rsid="001073fe"/>
    </style:style>
    <style:style style:name="P6" style:family="paragraph" style:parent-style-name="Standard">
      <style:text-properties officeooo:rsid="001073fe" officeooo:paragraph-rsid="001073fe"/>
    </style:style>
    <style:style style:name="P7" style:family="paragraph" style:parent-style-name="Standard">
      <style:text-properties officeooo:rsid="0018914a" officeooo:paragraph-rsid="0018914a"/>
    </style:style>
    <style:style style:name="T1" style:family="text">
      <style:text-properties officeooo:rsid="000186ec"/>
    </style:style>
    <style:style style:name="T2" style:family="text">
      <style:text-properties officeooo:rsid="0002b7a4"/>
    </style:style>
    <style:style style:name="T3" style:family="text">
      <style:text-properties officeooo:rsid="00041fb5"/>
    </style:style>
    <style:style style:name="T4" style:family="text">
      <style:text-properties officeooo:rsid="000514ce"/>
    </style:style>
    <style:style style:name="T5" style:family="text">
      <style:text-properties officeooo:rsid="000652f1"/>
    </style:style>
    <style:style style:name="T6" style:family="text">
      <style:text-properties officeooo:rsid="00077b70"/>
    </style:style>
    <style:style style:name="T7" style:family="text">
      <style:text-properties officeooo:rsid="000a83a4"/>
    </style:style>
    <style:style style:name="T8" style:family="text">
      <style:text-properties officeooo:rsid="000b3750"/>
    </style:style>
    <style:style style:name="T9" style:family="text">
      <style:text-properties officeooo:rsid="000ca9ad"/>
    </style:style>
    <style:style style:name="T10" style:family="text">
      <style:text-properties officeooo:rsid="000ea98b"/>
    </style:style>
    <style:style style:name="T11" style:family="text">
      <style:text-properties officeooo:rsid="0011dbab"/>
    </style:style>
    <style:style style:name="T12" style:family="text">
      <style:text-properties officeooo:rsid="001888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DITORIA DE CONFIGURAÇÃO </text:p>
      <text:p text:style-name="P1"/>
      <text:p text:style-name="P2">A AUDITORIA DE CONFIGURAÇÃO E SUA IMPORTÂNCIA </text:p>
      <text:p text:style-name="P2">-<text:span text:style-name="T2">se somam aos exames promovidos pela verificação e validação. </text:span></text:p>
      <text:p text:style-name="P2">-<text:span text:style-name="T3">necessária para que se tenha mais segurança de que as capacidades e performance contratadas e <text:tab/>esperadas foram entregues.</text:span></text:p>
      <text:p text:style-name="P2"/>
      <text:p text:style-name="P2">-<text:span text:style-name="T4">a penalização por uma não aprovação pela auditoria, pode gerar o retrabalho ao desenvolvedor. </text:span></text:p>
      <text:p text:style-name="P3"><text:span text:style-name="T1">-</text:span><text:span text:style-name="T5">geralmente as equipes de auditoria deve ser separadas das equipes de desenvolvimento para evitar <text:tab/>a </text:span><text:span text:style-name="T6">descredibilidade</text:span><text:span text:style-name="T5">. </text:span><text:span text:style-name="T11">Sendo necessário uma visão externa.</text:span></text:p>
      <text:p text:style-name="P3"/>
      <text:p text:style-name="P4">OS TIPOS DE AUDITORIA DE CONFIGURAÇÃO </text:p>
      <text:p text:style-name="P4">-<text:span text:style-name="T7">se dá em 3 passos ou fases: </text:span></text:p>
      <text:p text:style-name="P4">-<text:span text:style-name="T7">pré-auditoria: instalações, pessoal, regras, agenda e itens necessários. </text:span></text:p>
      <text:p text:style-name="P4">-<text:span text:style-name="T7">auditoria em si.</text:span></text:p>
      <text:p text:style-name="P4">-<text:span text:style-name="T8">pós-auditoria: plano de ação, resposta aos problemas encontrados. </text:span></text:p>
      <text:p text:style-name="P4"/>
      <text:p text:style-name="P4">-<text:span text:style-name="T9">AUDITORIA DE CONFIGURAÇÃO FUNCIONAL: auditoria para verificar se os requisitos de funcionalidade do software foram atendidas conforme as especificações </text:span></text:p>
      <text:p text:style-name="P4"/>
      <text:p text:style-name="P4">-<text:span text:style-name="T10">AUDITORIA DE CONFIGURAÇÃO FÍSICA: auditoria que verifica se o desenho e <text:tab/>documentação técnica do software estão em sincronia com o produto construído. </text:span></text:p>
      <text:p text:style-name="P4"/>
      <text:p text:style-name="P5">VÍDEO 1 </text:p>
      <text:p text:style-name="P5"/>
      <text:p text:style-name="P5">PROCEDIMENTOS DAS AUDITORIAS DE CONFIGURAÇÃO</text:p>
      <text:p text:style-name="P5">-<text:span text:style-name="T12">sobre o planejamento de sistemas de auditorias</text:span></text:p>
      <text:p text:style-name="P5"/>
      <text:p text:style-name="P7">Existe uma hierarquia na corporação em relação a administração </text:p>
      <text:p text:style-name="P7"/>
      <text:p text:style-name="P5"/>
      <text:p text:style-name="P5"/>
      <text:p text:style-name="P5"/>
      <text:p text:style-name="P4"/>
      <text:p text:style-name="P4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30T12:40:44.661000000</meta:creation-date>
    <dc:date>2024-05-02T12:50:20.747000000</dc:date>
    <meta:editing-duration>PT1H29M24S</meta:editing-duration>
    <meta:editing-cycles>22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17" meta:word-count="168" meta:character-count="1197" meta:non-whitespace-character-count="1031"/>
  </office:meta>
</office:document-meta>
</file>